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f8f8f2" style:font-name="Liberation Mono" fo:font-size="12pt" fo:font-weight="normal" officeooo:rsid="00172ec8" officeooo:paragraph-rsid="00172ec8" fo:background-color="#272822" style:font-size-asian="12pt" style:font-size-complex="12pt"/>
    </style:style>
    <style:style style:name="P2" style:family="paragraph" style:parent-style-name="Standard">
      <style:paragraph-properties style:line-height-at-least="0.503cm"/>
      <style:text-properties fo:color="#f8f8f2" style:font-name="Liberation Mono" fo:font-size="12pt" fo:font-weight="normal" fo:background-color="#272822" style:font-size-asian="12pt" style:font-size-complex="12pt"/>
    </style:style>
    <style:style style:name="P3" style:family="paragraph" style:parent-style-name="Standard">
      <style:paragraph-properties style:line-height-at-least="0.503cm" fo:text-align="start" style:justify-single-word="false"/>
      <style:text-properties fo:color="#f8f8f2" style:font-name="Liberation Mono" fo:font-size="12pt" fo:font-weight="normal" fo:background-color="#272822" style:font-size-asian="12pt" style:font-size-complex="12pt"/>
    </style:style>
    <style:style style:name="P4" style:family="paragraph" style:parent-style-name="Standard">
      <style:text-properties style:font-name="Liberation Mono"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Mono" fo:font-size="12pt" officeooo:rsid="00172ec8" officeooo:paragraph-rsid="00172ec8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Mono" fo:font-size="12pt" officeooo:rsid="00172ec8" officeooo:paragraph-rsid="001a2d28" style:font-size-asian="12pt" style:font-size-complex="12pt"/>
    </style:style>
    <style:style style:name="P7" style:family="paragraph" style:parent-style-name="Standard">
      <style:paragraph-properties style:line-height-at-least="0.503cm" fo:text-align="start" style:justify-single-word="false"/>
      <style:text-properties style:font-name="Liberation Mono" fo:font-size="12pt" style:font-size-asian="12pt" style:font-size-complex="12pt"/>
    </style:style>
    <style:style style:name="P8" style:family="paragraph" style:parent-style-name="Standard">
      <style:paragraph-properties style:line-height-at-least="0.503cm" fo:text-align="start" style:justify-single-word="false"/>
      <style:text-properties style:font-name="Liberation Mono" fo:font-size="12pt" officeooo:rsid="00198661" officeooo:paragraph-rsid="00198661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Mono" fo:font-size="12pt" officeooo:rsid="00198661" officeooo:paragraph-rsid="00198661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Mono" fo:font-size="12pt" officeooo:rsid="001a2d28" officeooo:paragraph-rsid="001a2d28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Mono" fo:font-size="12pt" officeooo:rsid="001a2d28" officeooo:paragraph-rsid="001b1d1f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Mono" fo:font-size="12pt" officeooo:rsid="001b1d1f" officeooo:paragraph-rsid="001b1d1f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Liberation Mono" fo:font-size="12pt" officeooo:rsid="001b1d1f" officeooo:paragraph-rsid="001b5642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Liberation Mono" fo:font-size="12pt" officeooo:rsid="001b5642" officeooo:paragraph-rsid="001b5642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Mono" fo:font-size="12pt" officeooo:rsid="001bae8f" officeooo:paragraph-rsid="001bae8f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Mono" fo:font-size="12pt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Liberation Mono" fo:font-size="12pt" officeooo:paragraph-rsid="00198661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Liberation Mono" fo:font-size="12pt" officeooo:paragraph-rsid="001a2d28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Liberation Mono" fo:font-size="12pt" officeooo:paragraph-rsid="001b1d1f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Liberation Mono" fo:font-size="12pt" officeooo:rsid="001e740b" officeooo:paragraph-rsid="001e740b" style:font-size-asian="12pt" style:font-size-complex="12pt"/>
    </style:style>
    <style:style style:name="P21" style:family="paragraph" style:parent-style-name="Standard">
      <style:text-properties style:font-name="Liberation Mono" fo:font-size="12pt" officeooo:rsid="001e740b" officeooo:paragraph-rsid="001e740b" style:font-size-asian="12pt" style:font-size-complex="12pt"/>
    </style:style>
    <style:style style:name="P22" style:family="paragraph" style:parent-style-name="Standard">
      <style:text-properties style:font-name="Liberation Mono" fo:font-size="12pt" fo:font-weight="bold" officeooo:rsid="001e740b" officeooo:paragraph-rsid="001e740b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</style:style>
    <style:style style:name="P24" style:family="paragraph" style:parent-style-name="Standard">
      <style:text-properties fo:background-color="#81d41a"/>
    </style:style>
    <style:style style:name="P25" style:family="paragraph" style:parent-style-name="Standard">
      <style:text-properties officeooo:rsid="001f6308" officeooo:paragraph-rsid="001f6308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1d1c1d" style:font-name="Liberation Mono" fo:font-size="12pt" fo:letter-spacing="normal" fo:font-style="normal" fo:font-weight="normal" officeooo:rsid="001b1d1f" officeooo:paragraph-rsid="001b5642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1d1c1d" style:font-name="Liberation Mono" fo:font-size="12pt" fo:letter-spacing="normal" fo:font-style="normal" fo:font-weight="normal" officeooo:rsid="001bae8f" officeooo:paragraph-rsid="001bae8f" style:font-size-asian="12pt" style:font-size-complex="12pt"/>
    </style:style>
    <style:style style:name="P28" style:family="paragraph" style:parent-style-name="Standard">
      <style:text-properties officeooo:rsid="001f6308" officeooo:paragraph-rsid="001f6308"/>
    </style:style>
    <style:style style:name="P29" style:family="paragraph" style:parent-style-name="Standard">
      <style:paragraph-properties fo:text-align="start" style:justify-single-word="false"/>
      <style:text-properties style:font-name="Liberation Mono" fo:font-size="12pt" fo:background-color="#81d41a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Liberation Mono" fo:font-size="12pt" officeooo:rsid="0024a953" officeooo:paragraph-rsid="0024a953" fo:background-color="#81d41a" style:font-size-asian="12pt" style:font-size-complex="12pt"/>
    </style:style>
    <style:style style:name="P31" style:family="paragraph" style:parent-style-name="Standard">
      <style:text-properties style:font-name="Liberation Mono" fo:background-color="#81d41a"/>
    </style:style>
    <style:style style:name="P32" style:family="paragraph" style:parent-style-name="Standard">
      <style:text-properties fo:background-color="#81d41a"/>
    </style:style>
    <style:style style:name="T1" style:family="text">
      <style:text-properties fo:color="#66d9ef"/>
    </style:style>
    <style:style style:name="T2" style:family="text">
      <style:text-properties fo:color="#66d9ef" fo:font-style="italic"/>
    </style:style>
    <style:style style:name="T3" style:family="text">
      <style:text-properties fo:color="#f92672"/>
    </style:style>
    <style:style style:name="T4" style:family="text">
      <style:text-properties fo:color="#e6db74"/>
    </style:style>
    <style:style style:name="T5" style:family="text">
      <style:text-properties fo:color="#ae81ff"/>
    </style:style>
    <style:style style:name="T6" style:family="text">
      <style:text-properties officeooo:rsid="00198661"/>
    </style:style>
    <style:style style:name="T7" style:family="text">
      <style:text-properties officeooo:rsid="001a2d28"/>
    </style:style>
    <style:style style:name="T8" style:family="text">
      <style:text-properties officeooo:rsid="001b1d1f"/>
    </style:style>
    <style:style style:name="T9" style:family="text">
      <style:text-properties officeooo:rsid="001b5642"/>
    </style:style>
    <style:style style:name="T10" style:family="text">
      <style:text-properties style:font-name="Liberation Mono" fo:font-size="12pt" style:font-size-asian="12pt" style:font-size-complex="12pt"/>
    </style:style>
    <style:style style:name="T11" style:family="text">
      <style:text-properties fo:font-variant="normal" fo:text-transform="none" fo:color="#1d1c1d" fo:letter-spacing="normal" fo:font-style="normal" fo:font-weight="normal"/>
    </style:style>
    <style:style style:name="T12" style:family="text">
      <style:text-properties officeooo:rsid="001bae8f"/>
    </style:style>
    <style:style style:name="T13" style:family="text">
      <style:text-properties fo:background-color="#81d41a" loext:char-shading-value="0"/>
    </style:style>
    <style:style style:name="T14" style:family="text">
      <style:text-properties officeooo:rsid="001f6308"/>
    </style:style>
    <style:style style:name="T15" style:family="text">
      <style:text-properties officeooo:rsid="0023426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JavaScript Cours 2</text:p>
      <text:p text:style-name="P5"/>
      <text:p text:style-name="P5"/>
      <text:p text:style-name="P5">Il y a 5 méthodes pour récupérer des éléments :</text:p>
      <text:p text:style-name="P5"/>
      <text:p text:style-name="P1"><text:span text:style-name="T2">let</text:span> mySection <text:span text:style-name="T3">=</text:span> document.<text:span text:style-name="T1">getElementById</text:span>(<text:span text:style-name="T4">'mySection'</text:span>);</text:p>
      <text:p text:style-name="P3">console.<text:span text:style-name="T1">log</text:span>(mySection);</text:p>
      <text:p text:style-name="P7"/>
      <text:p text:style-name="P3"><text:span text:style-name="T2">let</text:span> paragraphes <text:span text:style-name="T3">=</text:span> document.<text:span text:style-name="T1">getElementsByTagName</text:span>(<text:span text:style-name="T4">'p'</text:span>);</text:p>
      <text:p text:style-name="P3">console.<text:span text:style-name="T1">log</text:span>(paragraphes);</text:p>
      <text:p text:style-name="P7"/>
      <text:p text:style-name="P3"><text:span text:style-name="T2">let</text:span> red <text:span text:style-name="T3">=</text:span> document.<text:span text:style-name="T1">getElementsByClassName</text:span>(<text:span text:style-name="T4">'red'</text:span>);</text:p>
      <text:p text:style-name="P3">console.<text:span text:style-name="T1">log</text:span>(red);</text:p>
      <text:p text:style-name="P7"/>
      <text:p text:style-name="P3"><text:span text:style-name="T2">let</text:span> query <text:span text:style-name="T3">=</text:span> document.<text:span text:style-name="T1">querySelector</text:span>(<text:span text:style-name="T4">'#mySection'</text:span>);</text:p>
      <text:p text:style-name="P3"><text:span text:style-name="T2">let</text:span> queryAll <text:span text:style-name="T3">=</text:span> document.<text:span text:style-name="T1">querySelectorAll</text:span>(<text:span text:style-name="T4">'.red, section'</text:span>);</text:p>
      <text:p text:style-name="P3">console.<text:span text:style-name="T1">log</text:span>(query, queryAll); </text:p>
      <text:p text:style-name="P3"/>
      <text:p text:style-name="P3"><text:span text:style-name="T2">let</text:span> monSpan <text:span text:style-name="T3">=</text:span> document.<text:span text:style-name="T1">querySelectorAll</text:span>(<text:span text:style-name="T4">'span'</text:span>);</text:p>
      <text:p text:style-name="P3">console.<text:span text:style-name="T1">log</text:span>(monSpan[monSpan.length<text:span text:style-name="T3">-</text:span><text:span text:style-name="T5">1</text:span>]);</text:p>
      <text:p text:style-name="P7"/>
      <text:p text:style-name="P7"/>
      <text:p text:style-name="P8">Cible premier p de la section 2 :</text:p>
      <text:p text:style-name="P7"/>
      <text:p text:style-name="P3"><text:span text:style-name="T2">let</text:span> myParagraph <text:span text:style-name="T3">=</text:span> document.<text:span text:style-name="T1">querySelectorAll</text:span>(<text:span text:style-name="T4">'#mySection2 &gt; div p: first-child'</text:span>);</text:p>
      <text:p text:style-name="P3">console.<text:span text:style-name="T1">log</text:span>(myParagraph);</text:p>
      <text:p text:style-name="P7"/>
      <text:p text:style-name="P3"><text:span text:style-name="T2">let</text:span> myParagraph <text:span text:style-name="T3">=</text:span> document.<text:span text:style-name="T1">querySelector</text:span>(<text:span text:style-name="T4">'#mySection2 p'</text:span>);</text:p>
      <text:p text:style-name="P3">console.<text:span text:style-name="T1">log</text:span>(myParagraph);</text:p>
      <text:p text:style-name="P3"/>
      <text:p text:style-name="P16">P<text:span text:style-name="T6">our cibler un nœud parent</text:span></text:p>
      <text:p text:style-name="P16"/>
      <text:p text:style-name="P16">let myParagraph = document.querySelector('#mySection2 p');</text:p>
      <text:p text:style-name="P16">console.log(myParagraph.parentNode);</text:p>
      <text:p text:style-name="P16"/>
      <text:p text:style-name="P9">et pour encore remonter d’un niveau : </text:p>
      <text:p text:style-name="P16"/>
      <text:p text:style-name="P16"/>
      <text:p text:style-name="P17">let myParagraph = document.querySelector('#mySection2 p');</text:p>
      <text:p text:style-name="P17">console.log(myParagraph.parentNode,<text:span text:style-name="T6">parentNode</text:span>);</text:p>
      <text:p text:style-name="P5"/>
      <text:p text:style-name="P10">on peut cumuler les demandes</text:p>
      <text:p text:style-name="P10"/>
      <text:p text:style-name="P10">Pour cibler les enfants <text:span text:style-name="T8">qui prennent tous les types de nœuds :</text:span></text:p>
      <text:p text:style-name="P10"/>
      <text:p text:style-name="P18">let myParagraph = document.querySelector('#mySection2 p');</text:p>
      <text:p text:style-name="P18">console.log(myParagraph.<text:span text:style-name="T7">firstChild</text:span>);</text:p>
      <text:p text:style-name="P18">console.log(myParagraph.<text:span text:style-name="T7">lastChild</text:span>);</text:p>
      <text:p text:style-name="P18"/>
      <text:p text:style-name="P18"><text:soft-page-break/></text:p>
      <text:p text:style-name="P18"/>
      <text:p text:style-name="P12">cibler les enfants qui ne prennent que les nœuds de type html</text:p>
      <text:p text:style-name="P18"/>
      <text:p text:style-name="P19">let myParagraph = document.querySelector('#mySection2 p');</text:p>
      <text:p text:style-name="P19">console.log(myParagraph.<text:span text:style-name="T7">first</text:span><text:span text:style-name="T8">Element</text:span><text:span text:style-name="T7">Child</text:span>);</text:p>
      <text:p text:style-name="P19">console.log(myParagraph.<text:span text:style-name="T7">last</text:span><text:span text:style-name="T8">E</text:span><text:span text:style-name="T9">l</text:span><text:span text:style-name="T8">ement</text:span><text:span text:style-name="T7">Child</text:span>);</text:p>
      <text:p text:style-name="P6"/>
      <text:p text:style-name="P10"/>
      <text:p text:style-name="P19">let myParagraph = document.querySelector('#mySection2 p');</text:p>
      <text:p text:style-name="P19">console.log(myParagraph.<text:span text:style-name="T7">first</text:span><text:span text:style-name="T8">Element</text:span><text:span text:style-name="T7">Child,</text:span><text:span text:style-name="T8">nodeType</text:span>);</text:p>
      <text:p text:style-name="P19">console.log(myParagraph.<text:span text:style-name="T7">last</text:span><text:span text:style-name="T8">ELement</text:span><text:span text:style-name="T7">Child,</text:span><text:span text:style-name="T8">nodeType</text:span>);</text:p>
      <text:p text:style-name="P11"/>
      <text:p text:style-name="P11"/>
      <text:p text:style-name="P12">node type renvoi 1 de type element</text:p>
      <text:p text:style-name="P12">2 de type attribut</text:p>
      <text:p text:style-name="P12"/>
      <text:p text:style-name="P12">nodeName est le nom de la balise</text:p>
      <text:p text:style-name="P12"/>
      <text:p text:style-name="P12">pour recupérer tous les nœuds enfants :</text:p>
      <text:p text:style-name="P12">childNode</text:p>
      <text:p text:style-name="P12"/>
      <text:p text:style-name="P12">console.log(myParagraph,childNodes) // <text:span text:style-name="T9">récupère les nœud enfants</text:span></text:p>
      <text:p text:style-name="P12"/>
      <text:p text:style-name="P13">console.log(myParagraph.<text:span text:style-name="T7">last</text:span>E<text:span text:style-name="T9">l</text:span>ement<text:span text:style-name="T7">Child</text:span>);// <text:span text:style-name="T9">récupère le dernier nœud de type element</text:span></text:p>
      <text:p text:style-name="P13"/>
      <text:p text:style-name="P14">aller sur le nœud suivant :</text:p>
      <text:p text:style-name="P13">console.log(myParagraph.<text:span text:style-name="T7">last</text:span>E<text:span text:style-name="T9">l</text:span>ement<text:span text:style-name="T7">Child,</text:span><text:span text:style-name="T9">nextElementSibling</text:span>);</text:p>
      <text:p text:style-name="P13"/>
      <text:p text:style-name="P23"><text:span text:style-name="Source_20_Text"><text:span text:style-name="T10">//Récupère le premier noeud de type élément</text:span></text:span><text:span text:style-name="T10"><text:line-break/></text:span><text:span text:style-name="Source_20_Text"><text:span text:style-name="T10">console.log(monParagraphe.firstElementChild);//Récupère le dernier noeud de type élément</text:span></text:span><text:span text:style-name="T10"><text:line-break/></text:span><text:span text:style-name="Source_20_Text"><text:span text:style-name="T10">console.log(monParagraphe.lastElementChild);//Récupère les noeuds enfants</text:span></text:span><text:span text:style-name="T10"><text:line-break/></text:span><text:span text:style-name="Source_20_Text"><text:span text:style-name="T10">console.log(monParagraphe.childNodes)//Aller sur le noeud suivant</text:span></text:span><text:span text:style-name="T10"><text:line-break/></text:span><text:span text:style-name="Source_20_Text"><text:span text:style-name="T10">console.log(monParagraphe.nextElementSibling);</text:span></text:span></text:p>
      <text:p text:style-name="P13"/>
      <text:p text:style-name="P13"/>
      <text:p text:style-name="P13"><text:span text:style-name="T11">//Aller sur le noeud précèdent</text:span><text:line-break/><text:span text:style-name="T11">console.log(monParagraphe.previousElementSibling);</text:span></text:p>
      <text:p text:style-name="P26"/>
      <text:p text:style-name="P27">se promener dans les branches :</text:p>
      <text:p text:style-name="P27"/>
      <text:p text:style-name="P16">let monDernierLien = document.querySelector('#divParent p a:last-child');</text:p>
      <text:p text:style-name="P16">console.log(monDernierLien.parentNode.parentNode.parentNode.nextElementSibling.firstElementChild.lastElementChild.previousElementSibling.firstElementChild);</text:p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5">pour ajouter un lien dans du html:</text:p>
      <text:p text:style-name="P15"/>
      <text:p text:style-name="P29">let nouveauLien = document.createElement('a');</text:p>
      <text:p text:style-name="P29">nouveauLien.href = 'https://google.fr';</text:p>
      <text:p text:style-name="P29">nouveauLien.target = '_blank';</text:p>
      <text:p text:style-name="P16"/>
      <text:p text:style-name="P29">nouveauLien.innerHTML = 'Lien 1.4';</text:p>
      <text:p text:style-name="P29">console.log(nouveauLien);</text:p>
      <text:p text:style-name="P30"/>
      <text:p text:style-name="P16"/>
      <text:p text:style-name="P16">//<text:span text:style-name="T12">on met un noeud</text:span></text:p>
      <text:p text:style-name="P29">document.querySelector('#divParent p:first-child').appendChild(nouveauLien);</text:p>
      <text:p text:style-name="P16"/>
      <text:p text:style-name="P20">le lien se rajoute au bout mais si on veux le mettre au début :</text:p>
      <text:p text:style-name="P20">il faut mettre :</text:p>
      <text:p text:style-name="P20"/>
      <text:p text:style-name="P31">document.querySelector('#divParent p:first-child').</text:p>
      <text:p text:style-name="P31">insertBefore(nouveauNoeud, noeudDeReferenceParent) // prend 2 parametres</text:p>
      <text:p text:style-name="P31"/>
      <text:p text:style-name="P31">document.querySelector('#divParent p:first-child').insertBefore(nouveauLien,</text:p>
      <text:p text:style-name="P31">document.querySelector('#divParent p a:first-child')</text:p>
      <text:p text:style-name="P31">);</text:p>
      <text:p text:style-name="P32"/>
      <text:p text:style-name="Standard">=</text:p>
      <text:p text:style-name="Standard"/>
      <text:p text:style-name="Standard"><text:span text:style-name="Source_20_Text">//On doit cibler le noeud parent de reference afin de lui indiquer quel noeud (nouveauLien) doit-être inséré avant quel autre noeud (ici on cible le premier élément de la liste)</text:span><text:line-break/><text:span text:style-name="Source_20_Text"><text:span text:style-name="T13">document.querySelector('#divParent p:first-child').insertBefore(</text:span></text:span><text:span text:style-name="T13"><text:line-break/></text:span><text:span text:style-name="Source_20_Text"><text:span text:style-name="T13">nouveauLien,</text:span></text:span><text:span text:style-name="T13"><text:line-break/></text:span><text:span text:style-name="Source_20_Text"><text:span text:style-name="T13">document.querySelector('#divParent p a:first-child')</text:span></text:span><text:span text:style-name="T13"><text:line-break/></text:span><text:span text:style-name="Source_20_Text"><text:span text:style-name="T13">);</text:span></text:span></text:p>
      <text:p text:style-name="P2"/>
      <text:p text:style-name="P22">Suppression de nœud :</text:p>
      <text:p text:style-name="P21"/>
      <text:p text:style-name="P21">toujours 2 étapes :</text:p>
      <text:p text:style-name="P21">- indiquer le nœud parent</text:p>
      <text:p text:style-name="P21">- remove child</text:p>
      <text:p text:style-name="P4"/>
      <text:p text:style-name="Standard"/>
      <text:p text:style-name="Standard"/>
      <text:p text:style-name="Standard"><text:span text:style-name="Source_20_Text">// Pour supprimer un noeud il faut avant tout cibler le noeud parent et lui indiquer via la méthode </text:span><text:span text:style-name="Source_20_Text"><text:span text:style-name="T13">removeChild</text:span></text:span><text:span text:style-name="Source_20_Text"> quel noeud </text:span><text:soft-page-break/><text:span text:style-name="Source_20_Text">enfant nous souhaitons supprimer</text:span><text:line-break/><text:span text:style-name="Source_20_Text"><text:span text:style-name="T13">document.querySelector('#divParent p:first-child').removeChild(</text:span></text:span><text:span text:style-name="T13"><text:line-break/></text:span><text:span text:style-name="Source_20_Text"><text:span text:style-name="T13">document.querySelector('#divParent p a:last-child')</text:span></text:span><text:span text:style-name="T13"><text:line-break/></text:span><text:span text:style-name="Source_20_Text"><text:span text:style-name="T13">);</text:span></text:span></text:p>
      <text:p text:style-name="P24"/>
      <text:p text:style-name="Standard"/>
      <text:p text:style-name="Standard">on peut <text:span text:style-name="T14">ajouter un ‘p’ parent en </text:span><text:span text:style-name="T15">même</text:span><text:span text:style-name="T14"> temps qu’on ajoute un lien ‘a’</text:span></text:p>
      <text:p text:style-name="Standard"/>
      <text:p text:style-name="P25">on mets les <text:span text:style-name="T15">paramètres</text:span> pour parent et on claque le lien dedans</text:p>
      <text:p text:style-name="P25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15:09:04.254761239</meta:creation-date>
    <dc:date>2020-09-23T22:57:50.316286770</dc:date>
    <meta:editing-duration>PT4H12M6S</meta:editing-duration>
    <meta:editing-cycles>9</meta:editing-cycles>
    <meta:generator>LibreOffice/6.4.5.2$Linux_X86_64 LibreOffice_project/40$Build-2</meta:generator>
    <meta:document-statistic meta:table-count="0" meta:image-count="0" meta:object-count="0" meta:page-count="4" meta:paragraph-count="74" meta:word-count="404" meta:character-count="4035" meta:non-whitespace-character-count="3703"/>
  </office:meta>
</office:document-meta>
</file>